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210d1" officeooo:paragraph-rsid="001210d1"/>
    </style:style>
    <style:style style:name="P2" style:family="paragraph" style:parent-style-name="Standard">
      <style:paragraph-properties fo:text-align="start" style:justify-single-word="false"/>
      <style:text-properties officeooo:rsid="001210d1" officeooo:paragraph-rsid="001210d1"/>
    </style:style>
    <style:style style:name="P3" style:family="paragraph" style:parent-style-name="Standard">
      <style:paragraph-properties fo:text-align="start" style:justify-single-word="false"/>
      <style:text-properties officeooo:rsid="00127f82" officeooo:paragraph-rsid="00127f82"/>
    </style:style>
    <style:style style:name="P4" style:family="paragraph" style:parent-style-name="Standard">
      <style:paragraph-properties fo:text-align="start" style:justify-single-word="false"/>
      <style:text-properties officeooo:rsid="0012b776" officeooo:paragraph-rsid="0012b776"/>
    </style:style>
    <style:style style:name="P5" style:family="paragraph" style:parent-style-name="Standard">
      <style:paragraph-properties fo:text-align="start" style:justify-single-word="false"/>
      <style:text-properties officeooo:rsid="001a0d76" officeooo:paragraph-rsid="001a0d76"/>
    </style:style>
    <style:style style:name="P6" style:family="paragraph" style:parent-style-name="Standard">
      <style:paragraph-properties fo:text-align="start" style:justify-single-word="false"/>
      <style:text-properties officeooo:rsid="001aa354" officeooo:paragraph-rsid="001aa354"/>
    </style:style>
    <style:style style:name="P7" style:family="paragraph" style:parent-style-name="Header">
      <style:text-properties officeooo:rsid="001210d1" officeooo:paragraph-rsid="001210d1"/>
    </style:style>
    <style:style style:name="T1" style:family="text">
      <style:text-properties officeooo:rsid="0012b776"/>
    </style:style>
    <style:style style:name="T2" style:family="text">
      <style:text-properties officeooo:rsid="0012d5bb"/>
    </style:style>
    <style:style style:name="T3" style:family="text">
      <style:text-properties officeooo:rsid="0013f07e"/>
    </style:style>
    <style:style style:name="T4" style:family="text">
      <style:text-properties officeooo:rsid="00185b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e</text:p>
      <text:p text:style-name="P1"/>
      <text:p text:style-name="P2">1.<text:tab/>Argumenter sur la nécessité d’utiliser un gestionnaire de version et sur le choix de GIT.</text:p>
      <text:p text:style-name="P2"/>
      <text:p text:style-name="P2">Il est nécessaire d’utiliser git lorsqu’on décide de réaliser un travail de groupe pour pouvoir partager ces fichiers pour les récupérés, savoir l’avancer de ces collègues et avoir la version du logiciel toujours à jour. Mais aussi en cas de « casse du logiciel » de pouvoir revenir dans une version antécédant ci cela est nécessaire. </text:p>
      <text:p text:style-name="P2">Le choix de git est intéressent car il est gratuit (mais pas open source), rapide et simple d’utilisation.</text:p>
      <text:p text:style-name="P2"/>
      <text:p text:style-name="P3">2.<text:tab/>Définir votre identitié dans GIT</text:p>
      <text:p text:style-name="P3"/>
      <text:p text:style-name="P3">Emmat974</text:p>
      <text:p text:style-name="P3"><text:a xlink:type="simple" xlink:href="https://github.com/emmat974" text:style-name="Internet_20_link" text:visited-style-name="Visited_20_Internet_20_Link">https://github.com/emmat974</text:a></text:p>
      <text:p text:style-name="P3"/>
      <text:p text:style-name="P3">3.<text:tab/>Initiliser votre projet</text:p>
      <text:p text:style-name="P3"/>
      <text:p text:style-name="P3">Création d’un reposity SLAM5 qui retrouve les 2 annuaires <text:span text:style-name="T1">(MVC et Objet).</text:span></text:p>
      <text:p text:style-name="P4">Création d’une branche « de » (pour dev).</text:p>
      <text:p text:style-name="P4">Commit des fichiers <text:span text:style-name="T4">et push vers l’origine.</text:span></text:p>
      <text:p text:style-name="P4"/>
      <text:p text:style-name="P5">4.<text:tab/>Exporter votre Annuaire.</text:p>
      <text:p text:style-name="P5"/>
      <text:p text:style-name="P5">Fait.</text:p>
      <text:p text:style-name="P5"/>
      <text:p text:style-name="P6">5.<text:tab/>Vérifier le statut de Git après avoir tout cré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10d1" officeooo:paragraph-rsid="001210d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MMA TONY GEORGES – BTS SIO 2 SLAM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1:20:50.891752643</meta:creation-date>
    <dc:date>2018-09-24T11:31:29.104097380</dc:date>
    <meta:editing-duration>PT10M33S</meta:editing-duration>
    <meta:editing-cycles>10</meta:editing-cycles>
    <meta:generator>LibreOffice/5.1.6.2$Linux_X86_64 LibreOffice_project/10m0$Build-2</meta:generator>
    <meta:document-statistic meta:table-count="0" meta:image-count="0" meta:object-count="0" meta:page-count="1" meta:paragraph-count="15" meta:word-count="154" meta:character-count="918" meta:non-whitespace-character-count="777"/>
  </office:meta>
</office:document-meta>
</file>